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page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11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5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erif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.467cm" svg:height="13.659cm" svg:x="26.992cm" svg:y="0cm">
            <draw:object draw:notify-on-update-of-ranges="Sheet1.B31:Sheet1.K31 Sheet1.A12:Sheet1.A12 Sheet1.B12:Sheet1.K12 Sheet1.A46:Sheet1.A46 Sheet1.B46:Sheet1.K46 Sheet1.A27:Sheet1.A27 Sheet1.B27:Sheet1.K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743cm" svg:height="11.243cm" svg:x="26.854cm" svg:y="14.055cm">
            <draw:object draw:notify-on-update-of-ranges="Sheet1.B31:Sheet1.K31 Sheet1.B29:Sheet1.K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.789cm" svg:height="15.107cm" svg:x="26.808cm" svg:y="25.627cm">
            <draw:object draw:notify-on-update-of-ranges="Sheet1.B31:Sheet1.K31 Sheet1.A48:Sheet1.A48 Sheet1.B48:Sheet1.K48 Sheet1.A49:Sheet1.A49 Sheet1.B49:Sheet1.K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2"/>
        <table:table-column table:style-name="co2" table:number-columns-repeated="10" table:default-cell-style-name="ce32"/>
        <table:table-column table:style-name="co3" table:default-cell-style-name="ce32"/>
        <table:table-column table:style-name="co2" table:number-columns-repeated="1012" table:default-cell-style-name="ce32"/>
        <table:table-row table:style-name="ro1">
          <table:table-cell table:style-name="ce1" office:value-type="string" calcext:value-type="string" table:number-columns-spanned="1" table:number-rows-spanned="10">
            <text:p>Time Taken For Braided Architecture (10 iterations)</text:p>
          </table:table-cell>
          <table:table-cell table:style-name="ce33" office:value-type="float" office:value="155184472" calcext:value-type="float">
            <text:p>155184472</text:p>
          </table:table-cell>
          <table:table-cell table:style-name="ce34" office:value-type="float" office:value="112207770" calcext:value-type="float">
            <text:p>112207770</text:p>
          </table:table-cell>
          <table:table-cell table:style-name="ce34" office:value-type="float" office:value="89405158" calcext:value-type="float">
            <text:p>89405158</text:p>
          </table:table-cell>
          <table:table-cell table:style-name="ce34" office:value-type="float" office:value="62933525" calcext:value-type="float">
            <text:p>62933525</text:p>
          </table:table-cell>
          <table:table-cell table:style-name="ce34" office:value-type="float" office:value="44085150" calcext:value-type="float">
            <text:p>44085150</text:p>
          </table:table-cell>
          <table:table-cell table:style-name="ce34" office:value-type="float" office:value="31673342" calcext:value-type="float">
            <text:p>31673342</text:p>
          </table:table-cell>
          <table:table-cell table:style-name="ce34" office:value-type="float" office:value="19319527" calcext:value-type="float">
            <text:p>19319527</text:p>
          </table:table-cell>
          <table:table-cell table:style-name="ce34" office:value-type="float" office:value="9000951" calcext:value-type="float">
            <text:p>9000951</text:p>
          </table:table-cell>
          <table:table-cell table:style-name="ce34" office:value-type="float" office:value="5399180" calcext:value-type="float">
            <text:p>5399180</text:p>
          </table:table-cell>
          <table:table-cell table:style-name="ce34" office:value-type="float" office:value="4069990" calcext:value-type="float">
            <text:p>4069990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57260917" calcext:value-type="float">
            <text:p>157260917</text:p>
          </table:table-cell>
          <table:table-cell table:style-name="ce34" office:value-type="float" office:value="111133773" calcext:value-type="float">
            <text:p>111133773</text:p>
          </table:table-cell>
          <table:table-cell table:style-name="ce34" office:value-type="float" office:value="91370564" calcext:value-type="float">
            <text:p>91370564</text:p>
          </table:table-cell>
          <table:table-cell table:style-name="ce34" office:value-type="float" office:value="63142450" calcext:value-type="float">
            <text:p>63142450</text:p>
          </table:table-cell>
          <table:table-cell table:style-name="ce34" office:value-type="float" office:value="41199944" calcext:value-type="float">
            <text:p>41199944</text:p>
          </table:table-cell>
          <table:table-cell table:style-name="ce34" office:value-type="float" office:value="25537186" calcext:value-type="float">
            <text:p>25537186</text:p>
          </table:table-cell>
          <table:table-cell table:style-name="ce34" office:value-type="float" office:value="16499993" calcext:value-type="float">
            <text:p>16499993</text:p>
          </table:table-cell>
          <table:table-cell table:style-name="ce34" office:value-type="float" office:value="9562663" calcext:value-type="float">
            <text:p>9562663</text:p>
          </table:table-cell>
          <table:table-cell table:style-name="ce34" office:value-type="float" office:value="5136656" calcext:value-type="float">
            <text:p>5136656</text:p>
          </table:table-cell>
          <table:table-cell table:style-name="ce34" office:value-type="float" office:value="4025875" calcext:value-type="float">
            <text:p>4025875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56313654" calcext:value-type="float">
            <text:p>156313654</text:p>
          </table:table-cell>
          <table:table-cell table:style-name="ce34" office:value-type="float" office:value="114291046" calcext:value-type="float">
            <text:p>114291046</text:p>
          </table:table-cell>
          <table:table-cell table:style-name="ce34" office:value-type="float" office:value="88418598" calcext:value-type="float">
            <text:p>88418598</text:p>
          </table:table-cell>
          <table:table-cell table:style-name="ce34" office:value-type="float" office:value="64134450" calcext:value-type="float">
            <text:p>64134450</text:p>
          </table:table-cell>
          <table:table-cell table:style-name="ce34" office:value-type="float" office:value="40426110" calcext:value-type="float">
            <text:p>40426110</text:p>
          </table:table-cell>
          <table:table-cell table:style-name="ce34" office:value-type="float" office:value="24276092" calcext:value-type="float">
            <text:p>24276092</text:p>
          </table:table-cell>
          <table:table-cell table:style-name="ce34" office:value-type="float" office:value="20460784" calcext:value-type="float">
            <text:p>20460784</text:p>
          </table:table-cell>
          <table:table-cell table:style-name="ce34" office:value-type="float" office:value="10683688" calcext:value-type="float">
            <text:p>10683688</text:p>
          </table:table-cell>
          <table:table-cell table:style-name="ce34" office:value-type="float" office:value="5795557" calcext:value-type="float">
            <text:p>5795557</text:p>
          </table:table-cell>
          <table:table-cell table:style-name="ce34" office:value-type="float" office:value="3551985" calcext:value-type="float">
            <text:p>3551985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49695817" calcext:value-type="float">
            <text:p>149695817</text:p>
          </table:table-cell>
          <table:table-cell table:style-name="ce34" office:value-type="float" office:value="108192923" calcext:value-type="float">
            <text:p>108192923</text:p>
          </table:table-cell>
          <table:table-cell table:style-name="ce34" office:value-type="float" office:value="87095377" calcext:value-type="float">
            <text:p>87095377</text:p>
          </table:table-cell>
          <table:table-cell table:style-name="ce34" office:value-type="float" office:value="66228150" calcext:value-type="float">
            <text:p>66228150</text:p>
          </table:table-cell>
          <table:table-cell table:style-name="ce34" office:value-type="float" office:value="41524682" calcext:value-type="float">
            <text:p>41524682</text:p>
          </table:table-cell>
          <table:table-cell table:style-name="ce34" office:value-type="float" office:value="22250939" calcext:value-type="float">
            <text:p>22250939</text:p>
          </table:table-cell>
          <table:table-cell table:style-name="ce34" office:value-type="float" office:value="13393206" calcext:value-type="float">
            <text:p>13393206</text:p>
          </table:table-cell>
          <table:table-cell table:style-name="ce34" office:value-type="float" office:value="12737241" calcext:value-type="float">
            <text:p>12737241</text:p>
          </table:table-cell>
          <table:table-cell table:style-name="ce34" office:value-type="float" office:value="8007768" calcext:value-type="float">
            <text:p>8007768</text:p>
          </table:table-cell>
          <table:table-cell table:style-name="ce34" office:value-type="float" office:value="4561194" calcext:value-type="float">
            <text:p>4561194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52894824" calcext:value-type="float">
            <text:p>152894824</text:p>
          </table:table-cell>
          <table:table-cell table:style-name="ce34" office:value-type="float" office:value="113568577" calcext:value-type="float">
            <text:p>113568577</text:p>
          </table:table-cell>
          <table:table-cell table:style-name="ce34" office:value-type="float" office:value="85243908" calcext:value-type="float">
            <text:p>85243908</text:p>
          </table:table-cell>
          <table:table-cell table:style-name="ce34" office:value-type="float" office:value="65435323" calcext:value-type="float">
            <text:p>65435323</text:p>
          </table:table-cell>
          <table:table-cell table:style-name="ce34" office:value-type="float" office:value="38596066" calcext:value-type="float">
            <text:p>38596066</text:p>
          </table:table-cell>
          <table:table-cell table:style-name="ce34" office:value-type="float" office:value="21203067" calcext:value-type="float">
            <text:p>21203067</text:p>
          </table:table-cell>
          <table:table-cell table:style-name="ce34" office:value-type="float" office:value="14600860" calcext:value-type="float">
            <text:p>14600860</text:p>
          </table:table-cell>
          <table:table-cell table:style-name="ce34" office:value-type="float" office:value="11350726" calcext:value-type="float">
            <text:p>11350726</text:p>
          </table:table-cell>
          <table:table-cell table:style-name="ce34" office:value-type="float" office:value="4553135" calcext:value-type="float">
            <text:p>4553135</text:p>
          </table:table-cell>
          <table:table-cell table:style-name="ce34" office:value-type="float" office:value="5698897" calcext:value-type="float">
            <text:p>5698897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54086463" calcext:value-type="float">
            <text:p>154086463</text:p>
          </table:table-cell>
          <table:table-cell table:style-name="ce34" office:value-type="float" office:value="113502008" calcext:value-type="float">
            <text:p>113502008</text:p>
          </table:table-cell>
          <table:table-cell table:style-name="ce34" office:value-type="float" office:value="85517673" calcext:value-type="float">
            <text:p>85517673</text:p>
          </table:table-cell>
          <table:table-cell table:style-name="ce34" office:value-type="float" office:value="65830598" calcext:value-type="float">
            <text:p>65830598</text:p>
          </table:table-cell>
          <table:table-cell table:style-name="ce34" office:value-type="float" office:value="33835176" calcext:value-type="float">
            <text:p>33835176</text:p>
          </table:table-cell>
          <table:table-cell table:style-name="ce34" office:value-type="float" office:value="17748161" calcext:value-type="float">
            <text:p>17748161</text:p>
          </table:table-cell>
          <table:table-cell table:style-name="ce34" office:value-type="float" office:value="17141385" calcext:value-type="float">
            <text:p>17141385</text:p>
          </table:table-cell>
          <table:table-cell table:style-name="ce34" office:value-type="float" office:value="10593375" calcext:value-type="float">
            <text:p>10593375</text:p>
          </table:table-cell>
          <table:table-cell table:style-name="ce34" office:value-type="float" office:value="6371187" calcext:value-type="float">
            <text:p>6371187</text:p>
          </table:table-cell>
          <table:table-cell table:style-name="ce34" office:value-type="float" office:value="2663793" calcext:value-type="float">
            <text:p>2663793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62693822" calcext:value-type="float">
            <text:p>162693822</text:p>
          </table:table-cell>
          <table:table-cell table:style-name="ce34" office:value-type="float" office:value="113039013" calcext:value-type="float">
            <text:p>113039013</text:p>
          </table:table-cell>
          <table:table-cell table:style-name="ce34" office:value-type="float" office:value="88080467" calcext:value-type="float">
            <text:p>88080467</text:p>
          </table:table-cell>
          <table:table-cell table:style-name="ce34" office:value-type="float" office:value="62595951" calcext:value-type="float">
            <text:p>62595951</text:p>
          </table:table-cell>
          <table:table-cell table:style-name="ce34" office:value-type="float" office:value="33018057" calcext:value-type="float">
            <text:p>33018057</text:p>
          </table:table-cell>
          <table:table-cell table:style-name="ce34" office:value-type="float" office:value="20504512" calcext:value-type="float">
            <text:p>20504512</text:p>
          </table:table-cell>
          <table:table-cell table:style-name="ce34" office:value-type="float" office:value="14202947" calcext:value-type="float">
            <text:p>14202947</text:p>
          </table:table-cell>
          <table:table-cell table:style-name="ce34" office:value-type="float" office:value="8089835" calcext:value-type="float">
            <text:p>8089835</text:p>
          </table:table-cell>
          <table:table-cell table:style-name="ce34" office:value-type="float" office:value="5482268" calcext:value-type="float">
            <text:p>5482268</text:p>
          </table:table-cell>
          <table:table-cell table:style-name="ce34" office:value-type="float" office:value="3259379" calcext:value-type="float">
            <text:p>3259379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56057018" calcext:value-type="float">
            <text:p>156057018</text:p>
          </table:table-cell>
          <table:table-cell table:style-name="ce34" office:value-type="float" office:value="112784845" calcext:value-type="float">
            <text:p>112784845</text:p>
          </table:table-cell>
          <table:table-cell table:style-name="ce34" office:value-type="float" office:value="81909238" calcext:value-type="float">
            <text:p>81909238</text:p>
          </table:table-cell>
          <table:table-cell table:style-name="ce34" office:value-type="float" office:value="64611193" calcext:value-type="float">
            <text:p>64611193</text:p>
          </table:table-cell>
          <table:table-cell table:style-name="ce34" office:value-type="float" office:value="36220852" calcext:value-type="float">
            <text:p>36220852</text:p>
          </table:table-cell>
          <table:table-cell table:style-name="ce34" office:value-type="float" office:value="19234438" calcext:value-type="float">
            <text:p>19234438</text:p>
          </table:table-cell>
          <table:table-cell table:style-name="ce34" office:value-type="float" office:value="19545680" calcext:value-type="float">
            <text:p>19545680</text:p>
          </table:table-cell>
          <table:table-cell table:style-name="ce34" office:value-type="float" office:value="6902874" calcext:value-type="float">
            <text:p>6902874</text:p>
          </table:table-cell>
          <table:table-cell table:style-name="ce34" office:value-type="float" office:value="5590701" calcext:value-type="float">
            <text:p>5590701</text:p>
          </table:table-cell>
          <table:table-cell table:style-name="ce34" office:value-type="float" office:value="3026803" calcext:value-type="float">
            <text:p>3026803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52510204" calcext:value-type="float">
            <text:p>152510204</text:p>
          </table:table-cell>
          <table:table-cell table:style-name="ce34" office:value-type="float" office:value="113498820" calcext:value-type="float">
            <text:p>113498820</text:p>
          </table:table-cell>
          <table:table-cell table:style-name="ce34" office:value-type="float" office:value="85975956" calcext:value-type="float">
            <text:p>85975956</text:p>
          </table:table-cell>
          <table:table-cell table:style-name="ce34" office:value-type="float" office:value="59820653" calcext:value-type="float">
            <text:p>59820653</text:p>
          </table:table-cell>
          <table:table-cell table:style-name="ce34" office:value-type="float" office:value="34476653" calcext:value-type="float">
            <text:p>34476653</text:p>
          </table:table-cell>
          <table:table-cell table:style-name="ce34" office:value-type="float" office:value="32177407" calcext:value-type="float">
            <text:p>32177407</text:p>
          </table:table-cell>
          <table:table-cell table:style-name="ce34" office:value-type="float" office:value="20650311" calcext:value-type="float">
            <text:p>20650311</text:p>
          </table:table-cell>
          <table:table-cell table:style-name="ce34" office:value-type="float" office:value="8935140" calcext:value-type="float">
            <text:p>8935140</text:p>
          </table:table-cell>
          <table:table-cell table:style-name="ce34" office:value-type="float" office:value="6978140" calcext:value-type="float">
            <text:p>6978140</text:p>
          </table:table-cell>
          <table:table-cell table:style-name="ce34" office:value-type="float" office:value="2799169" calcext:value-type="float">
            <text:p>2799169</text:p>
          </table:table-cell>
          <table:table-cell table:number-columns-repeated="1013"/>
        </table:table-row>
        <table:table-row table:style-name="ro1">
          <table:covered-table-cell table:style-name="ce27"/>
          <table:table-cell table:style-name="ce34" office:value-type="float" office:value="164930832" calcext:value-type="float">
            <text:p>164930832</text:p>
          </table:table-cell>
          <table:table-cell table:style-name="ce34" office:value-type="float" office:value="115719699" calcext:value-type="float">
            <text:p>115719699</text:p>
          </table:table-cell>
          <table:table-cell table:style-name="ce34" office:value-type="float" office:value="87940985" calcext:value-type="float">
            <text:p>87940985</text:p>
          </table:table-cell>
          <table:table-cell table:style-name="ce34" office:value-type="float" office:value="59807851" calcext:value-type="float">
            <text:p>59807851</text:p>
          </table:table-cell>
          <table:table-cell table:style-name="ce34" office:value-type="float" office:value="35229676" calcext:value-type="float">
            <text:p>35229676</text:p>
          </table:table-cell>
          <table:table-cell table:style-name="ce34" office:value-type="float" office:value="22885868" calcext:value-type="float">
            <text:p>22885868</text:p>
          </table:table-cell>
          <table:table-cell table:style-name="ce34" office:value-type="float" office:value="19052409" calcext:value-type="float">
            <text:p>19052409</text:p>
          </table:table-cell>
          <table:table-cell table:style-name="ce34" office:value-type="float" office:value="10045564" calcext:value-type="float">
            <text:p>10045564</text:p>
          </table:table-cell>
          <table:table-cell table:style-name="ce34" office:value-type="float" office:value="8336121" calcext:value-type="float">
            <text:p>8336121</text:p>
          </table:table-cell>
          <table:table-cell table:style-name="ce34" office:value-type="float" office:value="4024922" calcext:value-type="float">
            <text:p>4024922</text:p>
          </table:table-cell>
          <table:table-cell table:number-columns-repeated="1013"/>
        </table:table-row>
        <table:table-row table:style-name="ro1">
          <table:table-cell table:style-name="ce28"/>
          <table:table-cell table:number-columns-repeated="1023"/>
        </table:table-row>
        <table:table-row table:style-name="ro2">
          <table:table-cell table:style-name="ce5" office:value-type="string" calcext:value-type="string">
            <text:p>Average time taken (Braided)</text:p>
          </table:table-cell>
          <table:table-cell table:style-name="ce34" table:formula="of:=AVERAGE([.B1:.B10])" office:value-type="float" office:value="156162802.3" calcext:value-type="float">
            <text:p>156162802.3</text:p>
          </table:table-cell>
          <table:table-cell table:style-name="ce34" table:formula="of:=AVERAGE([.C1:.C10])" office:value-type="float" office:value="112793847.4" calcext:value-type="float">
            <text:p>112793847.4</text:p>
          </table:table-cell>
          <table:table-cell table:style-name="ce34" table:formula="of:=AVERAGE([.D1:.D10])" office:value-type="float" office:value="87095792.4" calcext:value-type="float">
            <text:p>87095792.4</text:p>
          </table:table-cell>
          <table:table-cell table:style-name="ce34" table:formula="of:=AVERAGE([.E1:.E10])" office:value-type="float" office:value="63454014.4" calcext:value-type="float">
            <text:p>63454014.4</text:p>
          </table:table-cell>
          <table:table-cell table:style-name="ce34" table:formula="of:=AVERAGE([.F1:.F10])" office:value-type="float" office:value="37861236.6" calcext:value-type="float">
            <text:p>37861236.6</text:p>
          </table:table-cell>
          <table:table-cell table:style-name="ce34" table:formula="of:=AVERAGE([.G1:.G10])" office:value-type="float" office:value="23749101.2" calcext:value-type="float">
            <text:p>23749101.2</text:p>
          </table:table-cell>
          <table:table-cell table:style-name="ce34" table:formula="of:=AVERAGE([.H1:.H10])" office:value-type="float" office:value="17486710.2" calcext:value-type="float">
            <text:p>17486710.2</text:p>
          </table:table-cell>
          <table:table-cell table:style-name="ce34" table:formula="of:=AVERAGE([.I1:.I10])" office:value-type="float" office:value="9790205.7" calcext:value-type="float">
            <text:p>9790205.7</text:p>
          </table:table-cell>
          <table:table-cell table:style-name="ce34" table:formula="of:=AVERAGE([.J1:.J10])" office:value-type="float" office:value="6165071.3" calcext:value-type="float">
            <text:p>6165071.3</text:p>
          </table:table-cell>
          <table:table-cell table:style-name="ce34" table:formula="of:=AVERAGE([.K1:.K10])" office:value-type="float" office:value="3768200.7" calcext:value-type="float">
            <text:p>3768200.7</text:p>
          </table:table-cell>
          <table:table-cell table:number-columns-repeated="53"/>
          <table:table-cell table:style-name="ce37" table:number-columns-repeated="960"/>
        </table:table-row>
        <table:table-row table:style-name="ro1" table:number-rows-repeated="3">
          <table:table-cell table:style-name="ce28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" table:number-rows-spanned="10">
            <text:p>Time Taken For 3DES Architecture (10 iterations)</text:p>
          </table:table-cell>
          <table:table-cell table:style-name="ce34" office:value-type="float" office:value="192827617" calcext:value-type="float">
            <text:p>192827617</text:p>
          </table:table-cell>
          <table:table-cell table:style-name="ce34" office:value-type="float" office:value="126379627" calcext:value-type="float">
            <text:p>126379627</text:p>
          </table:table-cell>
          <table:table-cell table:style-name="ce34" office:value-type="float" office:value="95284326" calcext:value-type="float">
            <text:p>95284326</text:p>
          </table:table-cell>
          <table:table-cell table:style-name="ce34" office:value-type="float" office:value="77762281" calcext:value-type="float">
            <text:p>77762281</text:p>
          </table:table-cell>
          <table:table-cell table:style-name="ce34" office:value-type="float" office:value="63191651" calcext:value-type="float">
            <text:p>63191651</text:p>
          </table:table-cell>
          <table:table-cell table:style-name="ce34" office:value-type="float" office:value="40774723" calcext:value-type="float">
            <text:p>40774723</text:p>
          </table:table-cell>
          <table:table-cell table:style-name="ce34" office:value-type="float" office:value="18618149" calcext:value-type="float">
            <text:p>18618149</text:p>
          </table:table-cell>
          <table:table-cell table:style-name="ce34" office:value-type="float" office:value="10614035" calcext:value-type="float">
            <text:p>10614035</text:p>
          </table:table-cell>
          <table:table-cell table:style-name="ce34" office:value-type="float" office:value="5576543" calcext:value-type="float">
            <text:p>5576543</text:p>
          </table:table-cell>
          <table:table-cell table:style-name="ce34" office:value-type="float" office:value="3581294" calcext:value-type="float">
            <text:p>3581294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67069248" calcext:value-type="float">
            <text:p>167069248</text:p>
          </table:table-cell>
          <table:table-cell table:style-name="ce34" office:value-type="float" office:value="115282518" calcext:value-type="float">
            <text:p>115282518</text:p>
          </table:table-cell>
          <table:table-cell table:style-name="ce34" office:value-type="float" office:value="95731104" calcext:value-type="float">
            <text:p>95731104</text:p>
          </table:table-cell>
          <table:table-cell table:style-name="ce34" office:value-type="float" office:value="66340819" calcext:value-type="float">
            <text:p>66340819</text:p>
          </table:table-cell>
          <table:table-cell table:style-name="ce34" office:value-type="float" office:value="35897830" calcext:value-type="float">
            <text:p>35897830</text:p>
          </table:table-cell>
          <table:table-cell table:style-name="ce34" office:value-type="float" office:value="36722229" calcext:value-type="float">
            <text:p>36722229</text:p>
          </table:table-cell>
          <table:table-cell table:style-name="ce34" office:value-type="float" office:value="21233970" calcext:value-type="float">
            <text:p>21233970</text:p>
          </table:table-cell>
          <table:table-cell table:style-name="ce34" office:value-type="float" office:value="10541734" calcext:value-type="float">
            <text:p>10541734</text:p>
          </table:table-cell>
          <table:table-cell table:style-name="ce34" office:value-type="float" office:value="5195692" calcext:value-type="float">
            <text:p>5195692</text:p>
          </table:table-cell>
          <table:table-cell table:style-name="ce34" office:value-type="float" office:value="3782834" calcext:value-type="float">
            <text:p>3782834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64871928" calcext:value-type="float">
            <text:p>164871928</text:p>
          </table:table-cell>
          <table:table-cell table:style-name="ce34" office:value-type="float" office:value="127342233" calcext:value-type="float">
            <text:p>127342233</text:p>
          </table:table-cell>
          <table:table-cell table:style-name="ce34" office:value-type="float" office:value="90814741" calcext:value-type="float">
            <text:p>90814741</text:p>
          </table:table-cell>
          <table:table-cell table:style-name="ce34" office:value-type="float" office:value="63222852" calcext:value-type="float">
            <text:p>63222852</text:p>
          </table:table-cell>
          <table:table-cell table:style-name="ce34" office:value-type="float" office:value="36463696" calcext:value-type="float">
            <text:p>36463696</text:p>
          </table:table-cell>
          <table:table-cell table:style-name="ce34" office:value-type="float" office:value="31971489" calcext:value-type="float">
            <text:p>31971489</text:p>
          </table:table-cell>
          <table:table-cell table:style-name="ce34" office:value-type="float" office:value="18135707" calcext:value-type="float">
            <text:p>18135707</text:p>
          </table:table-cell>
          <table:table-cell table:style-name="ce34" office:value-type="float" office:value="11215973" calcext:value-type="float">
            <text:p>11215973</text:p>
          </table:table-cell>
          <table:table-cell table:style-name="ce34" office:value-type="float" office:value="4770080" calcext:value-type="float">
            <text:p>4770080</text:p>
          </table:table-cell>
          <table:table-cell table:style-name="ce34" office:value-type="float" office:value="3587946" calcext:value-type="float">
            <text:p>3587946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64930062" calcext:value-type="float">
            <text:p>164930062</text:p>
          </table:table-cell>
          <table:table-cell table:style-name="ce34" office:value-type="float" office:value="118563001" calcext:value-type="float">
            <text:p>118563001</text:p>
          </table:table-cell>
          <table:table-cell table:style-name="ce34" office:value-type="float" office:value="83259721" calcext:value-type="float">
            <text:p>83259721</text:p>
          </table:table-cell>
          <table:table-cell table:style-name="ce34" office:value-type="float" office:value="59956979" calcext:value-type="float">
            <text:p>59956979</text:p>
          </table:table-cell>
          <table:table-cell table:style-name="ce34" office:value-type="float" office:value="42158197" calcext:value-type="float">
            <text:p>42158197</text:p>
          </table:table-cell>
          <table:table-cell table:style-name="ce34" office:value-type="float" office:value="21666514" calcext:value-type="float">
            <text:p>21666514</text:p>
          </table:table-cell>
          <table:table-cell table:style-name="ce34" office:value-type="float" office:value="15834266" calcext:value-type="float">
            <text:p>15834266</text:p>
          </table:table-cell>
          <table:table-cell table:style-name="ce34" office:value-type="float" office:value="12077155" calcext:value-type="float">
            <text:p>12077155</text:p>
          </table:table-cell>
          <table:table-cell table:style-name="ce34" office:value-type="float" office:value="8646220" calcext:value-type="float">
            <text:p>8646220</text:p>
          </table:table-cell>
          <table:table-cell table:style-name="ce34" office:value-type="float" office:value="4040801" calcext:value-type="float">
            <text:p>4040801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54674111" calcext:value-type="float">
            <text:p>154674111</text:p>
          </table:table-cell>
          <table:table-cell table:style-name="ce34" office:value-type="float" office:value="121756596" calcext:value-type="float">
            <text:p>121756596</text:p>
          </table:table-cell>
          <table:table-cell table:style-name="ce34" office:value-type="float" office:value="87759072" calcext:value-type="float">
            <text:p>87759072</text:p>
          </table:table-cell>
          <table:table-cell table:style-name="ce34" office:value-type="float" office:value="63195653" calcext:value-type="float">
            <text:p>63195653</text:p>
          </table:table-cell>
          <table:table-cell table:style-name="ce34" office:value-type="float" office:value="34595146" calcext:value-type="float">
            <text:p>34595146</text:p>
          </table:table-cell>
          <table:table-cell table:style-name="ce34" office:value-type="float" office:value="19401613" calcext:value-type="float">
            <text:p>19401613</text:p>
          </table:table-cell>
          <table:table-cell table:style-name="ce34" office:value-type="float" office:value="16238534" calcext:value-type="float">
            <text:p>16238534</text:p>
          </table:table-cell>
          <table:table-cell table:style-name="ce34" office:value-type="float" office:value="11504159" calcext:value-type="float">
            <text:p>11504159</text:p>
          </table:table-cell>
          <table:table-cell table:style-name="ce34" office:value-type="float" office:value="6957938" calcext:value-type="float">
            <text:p>6957938</text:p>
          </table:table-cell>
          <table:table-cell table:style-name="ce34" office:value-type="float" office:value="5460788" calcext:value-type="float">
            <text:p>5460788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56058503" calcext:value-type="float">
            <text:p>156058503</text:p>
          </table:table-cell>
          <table:table-cell table:style-name="ce34" office:value-type="float" office:value="113958797" calcext:value-type="float">
            <text:p>113958797</text:p>
          </table:table-cell>
          <table:table-cell table:style-name="ce34" office:value-type="float" office:value="100848781" calcext:value-type="float">
            <text:p>100848781</text:p>
          </table:table-cell>
          <table:table-cell table:style-name="ce34" office:value-type="float" office:value="67748194" calcext:value-type="float">
            <text:p>67748194</text:p>
          </table:table-cell>
          <table:table-cell table:style-name="ce34" office:value-type="float" office:value="36679956" calcext:value-type="float">
            <text:p>36679956</text:p>
          </table:table-cell>
          <table:table-cell table:style-name="ce34" office:value-type="float" office:value="21724218" calcext:value-type="float">
            <text:p>21724218</text:p>
          </table:table-cell>
          <table:table-cell table:style-name="ce34" office:value-type="float" office:value="17860472" calcext:value-type="float">
            <text:p>17860472</text:p>
          </table:table-cell>
          <table:table-cell table:style-name="ce34" office:value-type="float" office:value="11662956" calcext:value-type="float">
            <text:p>11662956</text:p>
          </table:table-cell>
          <table:table-cell table:style-name="ce34" office:value-type="float" office:value="5526035" calcext:value-type="float">
            <text:p>5526035</text:p>
          </table:table-cell>
          <table:table-cell table:style-name="ce34" office:value-type="float" office:value="2888575" calcext:value-type="float">
            <text:p>2888575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50777590" calcext:value-type="float">
            <text:p>150777590</text:p>
          </table:table-cell>
          <table:table-cell table:style-name="ce34" office:value-type="float" office:value="114062004" calcext:value-type="float">
            <text:p>114062004</text:p>
          </table:table-cell>
          <table:table-cell table:style-name="ce34" office:value-type="float" office:value="92517436" calcext:value-type="float">
            <text:p>92517436</text:p>
          </table:table-cell>
          <table:table-cell table:style-name="ce34" office:value-type="float" office:value="63690303" calcext:value-type="float">
            <text:p>63690303</text:p>
          </table:table-cell>
          <table:table-cell table:style-name="ce34" office:value-type="float" office:value="40618967" calcext:value-type="float">
            <text:p>40618967</text:p>
          </table:table-cell>
          <table:table-cell table:style-name="ce34" office:value-type="float" office:value="35953049" calcext:value-type="float">
            <text:p>35953049</text:p>
          </table:table-cell>
          <table:table-cell table:style-name="ce34" office:value-type="float" office:value="16108741" calcext:value-type="float">
            <text:p>16108741</text:p>
          </table:table-cell>
          <table:table-cell table:style-name="ce34" office:value-type="float" office:value="10346021" calcext:value-type="float">
            <text:p>10346021</text:p>
          </table:table-cell>
          <table:table-cell table:style-name="ce34" office:value-type="float" office:value="4690300" calcext:value-type="float">
            <text:p>4690300</text:p>
          </table:table-cell>
          <table:table-cell table:style-name="ce34" office:value-type="float" office:value="2906800" calcext:value-type="float">
            <text:p>2906800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51801909" calcext:value-type="float">
            <text:p>151801909</text:p>
          </table:table-cell>
          <table:table-cell table:style-name="ce34" office:value-type="float" office:value="109736521" calcext:value-type="float">
            <text:p>109736521</text:p>
          </table:table-cell>
          <table:table-cell table:style-name="ce34" office:value-type="float" office:value="93993616" calcext:value-type="float">
            <text:p>93993616</text:p>
          </table:table-cell>
          <table:table-cell table:style-name="ce34" office:value-type="float" office:value="66935850" calcext:value-type="float">
            <text:p>66935850</text:p>
          </table:table-cell>
          <table:table-cell table:style-name="ce34" office:value-type="float" office:value="33328710" calcext:value-type="float">
            <text:p>33328710</text:p>
          </table:table-cell>
          <table:table-cell table:style-name="ce34" office:value-type="float" office:value="33877344" calcext:value-type="float">
            <text:p>33877344</text:p>
          </table:table-cell>
          <table:table-cell table:style-name="ce34" office:value-type="float" office:value="23397250" calcext:value-type="float">
            <text:p>23397250</text:p>
          </table:table-cell>
          <table:table-cell table:style-name="ce34" office:value-type="float" office:value="7411275" calcext:value-type="float">
            <text:p>7411275</text:p>
          </table:table-cell>
          <table:table-cell table:style-name="ce34" office:value-type="float" office:value="6799537" calcext:value-type="float">
            <text:p>6799537</text:p>
          </table:table-cell>
          <table:table-cell table:style-name="ce34" office:value-type="float" office:value="3429402" calcext:value-type="float">
            <text:p>3429402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152437328" calcext:value-type="float">
            <text:p>152437328</text:p>
          </table:table-cell>
          <table:table-cell table:style-name="ce34" office:value-type="float" office:value="117250909" calcext:value-type="float">
            <text:p>117250909</text:p>
          </table:table-cell>
          <table:table-cell table:style-name="ce34" office:value-type="float" office:value="92548015" calcext:value-type="float">
            <text:p>92548015</text:p>
          </table:table-cell>
          <table:table-cell table:style-name="ce34" office:value-type="float" office:value="65824810" calcext:value-type="float">
            <text:p>65824810</text:p>
          </table:table-cell>
          <table:table-cell table:style-name="ce34" office:value-type="float" office:value="34915379" calcext:value-type="float">
            <text:p>34915379</text:p>
          </table:table-cell>
          <table:table-cell table:style-name="ce34" office:value-type="float" office:value="24806224" calcext:value-type="float">
            <text:p>24806224</text:p>
          </table:table-cell>
          <table:table-cell table:style-name="ce34" office:value-type="float" office:value="20472647" calcext:value-type="float">
            <text:p>20472647</text:p>
          </table:table-cell>
          <table:table-cell table:style-name="ce34" office:value-type="float" office:value="9883109" calcext:value-type="float">
            <text:p>9883109</text:p>
          </table:table-cell>
          <table:table-cell table:style-name="ce34" office:value-type="float" office:value="6014068" calcext:value-type="float">
            <text:p>6014068</text:p>
          </table:table-cell>
          <table:table-cell table:style-name="ce34" office:value-type="float" office:value="2861107" calcext:value-type="float">
            <text:p>2861107</text:p>
          </table:table-cell>
          <table:table-cell table:number-columns-repeated="1013"/>
        </table:table-row>
        <table:table-row table:style-name="ro1">
          <table:covered-table-cell table:style-name="ce27"/>
          <table:table-cell table:style-name="ce34" office:value-type="float" office:value="154833942" calcext:value-type="float">
            <text:p>154833942</text:p>
          </table:table-cell>
          <table:table-cell table:style-name="ce34" office:value-type="float" office:value="110682868" calcext:value-type="float">
            <text:p>110682868</text:p>
          </table:table-cell>
          <table:table-cell table:style-name="ce34" office:value-type="float" office:value="92520520" calcext:value-type="float">
            <text:p>92520520</text:p>
          </table:table-cell>
          <table:table-cell table:style-name="ce34" office:value-type="float" office:value="63148216" calcext:value-type="float">
            <text:p>63148216</text:p>
          </table:table-cell>
          <table:table-cell table:style-name="ce34" office:value-type="float" office:value="43528235" calcext:value-type="float">
            <text:p>43528235</text:p>
          </table:table-cell>
          <table:table-cell table:style-name="ce34" office:value-type="float" office:value="35763026" calcext:value-type="float">
            <text:p>35763026</text:p>
          </table:table-cell>
          <table:table-cell table:style-name="ce34" office:value-type="float" office:value="22407043" calcext:value-type="float">
            <text:p>22407043</text:p>
          </table:table-cell>
          <table:table-cell table:style-name="ce34" office:value-type="float" office:value="12897504" calcext:value-type="float">
            <text:p>12897504</text:p>
          </table:table-cell>
          <table:table-cell table:style-name="ce34" office:value-type="float" office:value="8437421" calcext:value-type="float">
            <text:p>8437421</text:p>
          </table:table-cell>
          <table:table-cell table:style-name="ce34" office:value-type="float" office:value="7908242" calcext:value-type="float">
            <text:p>7908242</text:p>
          </table:table-cell>
          <table:table-cell table:number-columns-repeated="1013"/>
        </table:table-row>
        <table:table-row table:style-name="ro1">
          <table:table-cell table:style-name="ce28"/>
          <table:table-cell table:number-columns-repeated="1023"/>
        </table:table-row>
        <table:table-row table:style-name="ro3">
          <table:table-cell table:style-name="ce5" office:value-type="string" calcext:value-type="string">
            <text:p>Average time taken (3DES)</text:p>
          </table:table-cell>
          <table:table-cell table:style-name="ce34" table:formula="of:=AVERAGE([.B16:.B25])" office:value-type="float" office:value="161028223.8" calcext:value-type="float">
            <text:p>161028223.8</text:p>
          </table:table-cell>
          <table:table-cell table:style-name="ce34" table:formula="of:=AVERAGE([.C16:.C25])" office:value-type="float" office:value="117501507.4" calcext:value-type="float">
            <text:p>117501507.4</text:p>
          </table:table-cell>
          <table:table-cell table:style-name="ce34" table:formula="of:=AVERAGE([.D16:.D25])" office:value-type="float" office:value="92527733.2" calcext:value-type="float">
            <text:p>92527733.2</text:p>
          </table:table-cell>
          <table:table-cell table:style-name="ce34" table:formula="of:=AVERAGE([.E16:.E25])" office:value-type="float" office:value="65782595.7" calcext:value-type="float">
            <text:p>65782595.7</text:p>
          </table:table-cell>
          <table:table-cell table:style-name="ce34" table:formula="of:=AVERAGE([.F16:.F25])" office:value-type="float" office:value="40137776.7" calcext:value-type="float">
            <text:p>40137776.7</text:p>
          </table:table-cell>
          <table:table-cell table:style-name="ce34" table:formula="of:=AVERAGE([.G16:.G25])" office:value-type="float" office:value="30266042.9" calcext:value-type="float">
            <text:p>30266042.9</text:p>
          </table:table-cell>
          <table:table-cell table:style-name="ce34" table:formula="of:=AVERAGE([.H16:.H25])" office:value-type="float" office:value="19030677.9" calcext:value-type="float">
            <text:p>19030677.9</text:p>
          </table:table-cell>
          <table:table-cell table:style-name="ce34" table:formula="of:=AVERAGE([.I16:.I25])" office:value-type="float" office:value="10815392.1" calcext:value-type="float">
            <text:p>10815392.1</text:p>
          </table:table-cell>
          <table:table-cell table:style-name="ce34" table:formula="of:=AVERAGE([.J16:.J25])" office:value-type="float" office:value="6261383.4" calcext:value-type="float">
            <text:p>6261383.4</text:p>
          </table:table-cell>
          <table:table-cell table:style-name="ce34" table:formula="of:=AVERAGE([.K16:.K25])" office:value-type="float" office:value="4044778.9" calcext:value-type="float">
            <text:p>4044778.9</text:p>
          </table:table-cell>
          <table:table-cell table:number-columns-repeated="53"/>
          <table:table-cell table:style-name="ce37" table:number-columns-repeated="960"/>
        </table:table-row>
        <table:table-row table:style-name="ro1">
          <table:table-cell table:style-name="ce28"/>
          <table:table-cell table:number-columns-repeated="1023"/>
        </table:table-row>
        <table:table-row table:style-name="ro4">
          <table:table-cell table:style-name="ce6" office:value-type="string" calcext:value-type="string">
            <text:p>ΔTime = time(braided) – time(3DES)</text:p>
          </table:table-cell>
          <table:table-cell table:style-name="ce34" table:formula="of:=SUM([.B27];-[.B12])" office:value-type="float" office:value="4865421.5" calcext:value-type="float">
            <text:p>4865421.5</text:p>
          </table:table-cell>
          <table:table-cell table:style-name="ce34" table:formula="of:=SUM([.C27];-[.C12])" office:value-type="float" office:value="4707660" calcext:value-type="float">
            <text:p>4707660</text:p>
          </table:table-cell>
          <table:table-cell table:style-name="ce34" table:formula="of:=SUM([.D27];-[.D12])" office:value-type="float" office:value="5431940.8" calcext:value-type="float">
            <text:p>5431940.8</text:p>
          </table:table-cell>
          <table:table-cell table:style-name="ce34" table:formula="of:=SUM([.E27];-[.E12])" office:value-type="float" office:value="2328581.3" calcext:value-type="float">
            <text:p>2328581.3</text:p>
          </table:table-cell>
          <table:table-cell table:style-name="ce34" table:formula="of:=SUM([.F27];-[.F12])" office:value-type="float" office:value="2276540.1" calcext:value-type="float">
            <text:p>2276540.1</text:p>
          </table:table-cell>
          <table:table-cell table:style-name="ce34" table:formula="of:=SUM([.G27];-[.G12])" office:value-type="float" office:value="6516941.7" calcext:value-type="float">
            <text:p>6516941.7</text:p>
          </table:table-cell>
          <table:table-cell table:style-name="ce34" table:formula="of:=SUM([.H27];-[.H12])" office:value-type="float" office:value="1543967.7" calcext:value-type="float">
            <text:p>1543967.7</text:p>
          </table:table-cell>
          <table:table-cell table:style-name="ce34" table:formula="of:=SUM([.I27];-[.I12])" office:value-type="float" office:value="1025186.4" calcext:value-type="float">
            <text:p>1025186.4</text:p>
          </table:table-cell>
          <table:table-cell table:style-name="ce34" table:formula="of:=SUM([.J27];-[.J12])" office:value-type="float" office:value="96312.1000000006" calcext:value-type="float">
            <text:p>96312.1000000006</text:p>
          </table:table-cell>
          <table:table-cell table:style-name="ce34" table:formula="of:=SUM([.K27];-[.K12])" office:value-type="float" office:value="276578.2" calcext:value-type="float">
            <text:p>276578.2</text:p>
          </table:table-cell>
          <table:table-cell table:number-columns-repeated="53"/>
          <table:table-cell table:style-name="ce37" table:number-columns-repeated="960"/>
        </table:table-row>
        <table:table-row table:style-name="ro1">
          <table:table-cell table:style-name="ce28"/>
          <table:table-cell table:number-columns-repeated="1023"/>
        </table:table-row>
        <table:table-row table:style-name="ro5">
          <table:table-cell table:style-name="ce7" office:value-type="string" calcext:value-type="string">
            <text:p>Bits of data encrypted</text:p>
          </table:table-cell>
          <table:table-cell table:style-name="ce34" table:formula="of:=POWER(2;[.B32])" office:value-type="float" office:value="65536" calcext:value-type="float">
            <text:p>65536</text:p>
          </table:table-cell>
          <table:table-cell table:style-name="ce34" table:formula="of:=POWER(2;[.C32])" office:value-type="float" office:value="32768" calcext:value-type="float">
            <text:p>32768</text:p>
          </table:table-cell>
          <table:table-cell table:style-name="ce34" table:formula="of:=POWER(2;[.D32])" office:value-type="float" office:value="16384" calcext:value-type="float">
            <text:p>16384</text:p>
          </table:table-cell>
          <table:table-cell table:style-name="ce34" table:formula="of:=POWER(2;[.E32])" office:value-type="float" office:value="8192" calcext:value-type="float">
            <text:p>8192</text:p>
          </table:table-cell>
          <table:table-cell table:style-name="ce34" table:formula="of:=POWER(2;[.F32])" office:value-type="float" office:value="4096" calcext:value-type="float">
            <text:p>4096</text:p>
          </table:table-cell>
          <table:table-cell table:style-name="ce34" table:formula="of:=POWER(2;[.G32])" office:value-type="float" office:value="2048" calcext:value-type="float">
            <text:p>2048</text:p>
          </table:table-cell>
          <table:table-cell table:style-name="ce34" table:formula="of:=POWER(2;[.H32])" office:value-type="float" office:value="1024" calcext:value-type="float">
            <text:p>1024</text:p>
          </table:table-cell>
          <table:table-cell table:style-name="ce34" table:formula="of:=POWER(2;[.I32])" office:value-type="float" office:value="512" calcext:value-type="float">
            <text:p>512</text:p>
          </table:table-cell>
          <table:table-cell table:style-name="ce34" table:formula="of:=POWER(2;[.J32])" office:value-type="float" office:value="256" calcext:value-type="float">
            <text:p>256</text:p>
          </table:table-cell>
          <table:table-cell table:style-name="ce34" table:formula="of:=POWER(2;[.K32])" office:value-type="float" office:value="128" calcext:value-type="float">
            <text:p>128</text:p>
          </table:table-cell>
          <table:table-cell table:number-columns-repeated="53"/>
          <table:table-cell table:style-name="ce37" table:number-columns-repeated="960"/>
        </table:table-row>
        <table:table-row table:style-name="ro1">
          <table:table-cell table:style-name="ce28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2">
          <table:table-cell table:style-name="ce28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" table:number-rows-spanned="10">
            <text:p>Time Taken For Miscellaneous Activities (File loading etc.)</text:p>
          </table:table-cell>
          <table:table-cell table:style-name="ce34" office:value-type="float" office:value="32577734" calcext:value-type="float">
            <text:p>32577734</text:p>
          </table:table-cell>
          <table:table-cell table:style-name="ce34" office:value-type="float" office:value="16998220" calcext:value-type="float">
            <text:p>16998220</text:p>
          </table:table-cell>
          <table:table-cell table:style-name="ce34" office:value-type="float" office:value="15431065" calcext:value-type="float">
            <text:p>15431065</text:p>
          </table:table-cell>
          <table:table-cell table:style-name="ce34" office:value-type="float" office:value="6225447" calcext:value-type="float">
            <text:p>6225447</text:p>
          </table:table-cell>
          <table:table-cell table:style-name="ce34" office:value-type="float" office:value="6929003" calcext:value-type="float">
            <text:p>6929003</text:p>
          </table:table-cell>
          <table:table-cell table:style-name="ce34" office:value-type="float" office:value="3338443" calcext:value-type="float">
            <text:p>3338443</text:p>
          </table:table-cell>
          <table:table-cell table:style-name="ce34" office:value-type="float" office:value="2363227" calcext:value-type="float">
            <text:p>2363227</text:p>
          </table:table-cell>
          <table:table-cell table:style-name="ce34" office:value-type="float" office:value="1678293" calcext:value-type="float">
            <text:p>1678293</text:p>
          </table:table-cell>
          <table:table-cell table:style-name="ce34" office:value-type="float" office:value="1157309" calcext:value-type="float">
            <text:p>1157309</text:p>
          </table:table-cell>
          <table:table-cell table:style-name="ce34" office:value-type="float" office:value="1784115" calcext:value-type="float">
            <text:p>1784115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32850732" calcext:value-type="float">
            <text:p>32850732</text:p>
          </table:table-cell>
          <table:table-cell table:style-name="ce34" office:value-type="float" office:value="17234346" calcext:value-type="float">
            <text:p>17234346</text:p>
          </table:table-cell>
          <table:table-cell table:style-name="ce34" office:value-type="float" office:value="8497703" calcext:value-type="float">
            <text:p>8497703</text:p>
          </table:table-cell>
          <table:table-cell table:style-name="ce34" office:value-type="float" office:value="6778352" calcext:value-type="float">
            <text:p>6778352</text:p>
          </table:table-cell>
          <table:table-cell table:style-name="ce34" office:value-type="float" office:value="5383840" calcext:value-type="float">
            <text:p>5383840</text:p>
          </table:table-cell>
          <table:table-cell table:style-name="ce34" office:value-type="float" office:value="3897860" calcext:value-type="float">
            <text:p>3897860</text:p>
          </table:table-cell>
          <table:table-cell table:style-name="ce34" office:value-type="float" office:value="2198704" calcext:value-type="float">
            <text:p>2198704</text:p>
          </table:table-cell>
          <table:table-cell table:style-name="ce34" office:value-type="float" office:value="1441972" calcext:value-type="float">
            <text:p>1441972</text:p>
          </table:table-cell>
          <table:table-cell table:style-name="ce34" office:value-type="float" office:value="1373493" calcext:value-type="float">
            <text:p>1373493</text:p>
          </table:table-cell>
          <table:table-cell table:style-name="ce34" office:value-type="float" office:value="1019167" calcext:value-type="float">
            <text:p>1019167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32625647" calcext:value-type="float">
            <text:p>32625647</text:p>
          </table:table-cell>
          <table:table-cell table:style-name="ce34" office:value-type="float" office:value="16389256" calcext:value-type="float">
            <text:p>16389256</text:p>
          </table:table-cell>
          <table:table-cell table:style-name="ce34" office:value-type="float" office:value="8740918" calcext:value-type="float">
            <text:p>8740918</text:p>
          </table:table-cell>
          <table:table-cell table:style-name="ce34" office:value-type="float" office:value="6469637" calcext:value-type="float">
            <text:p>6469637</text:p>
          </table:table-cell>
          <table:table-cell table:style-name="ce34" office:value-type="float" office:value="4555320" calcext:value-type="float">
            <text:p>4555320</text:p>
          </table:table-cell>
          <table:table-cell table:style-name="ce34" office:value-type="float" office:value="3512380" calcext:value-type="float">
            <text:p>3512380</text:p>
          </table:table-cell>
          <table:table-cell table:style-name="ce34" office:value-type="float" office:value="2001472" calcext:value-type="float">
            <text:p>2001472</text:p>
          </table:table-cell>
          <table:table-cell table:style-name="ce34" office:value-type="float" office:value="1607243" calcext:value-type="float">
            <text:p>1607243</text:p>
          </table:table-cell>
          <table:table-cell table:style-name="ce34" office:value-type="float" office:value="1206963" calcext:value-type="float">
            <text:p>1206963</text:p>
          </table:table-cell>
          <table:table-cell table:style-name="ce34" office:value-type="float" office:value="1070980" calcext:value-type="float">
            <text:p>1070980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31623710" calcext:value-type="float">
            <text:p>31623710</text:p>
          </table:table-cell>
          <table:table-cell table:style-name="ce34" office:value-type="float" office:value="23387824" calcext:value-type="float">
            <text:p>23387824</text:p>
          </table:table-cell>
          <table:table-cell table:style-name="ce34" office:value-type="float" office:value="8734603" calcext:value-type="float">
            <text:p>8734603</text:p>
          </table:table-cell>
          <table:table-cell table:style-name="ce34" office:value-type="float" office:value="6200709" calcext:value-type="float">
            <text:p>6200709</text:p>
          </table:table-cell>
          <table:table-cell table:style-name="ce34" office:value-type="float" office:value="5222658" calcext:value-type="float">
            <text:p>5222658</text:p>
          </table:table-cell>
          <table:table-cell table:style-name="ce34" office:value-type="float" office:value="2991767" calcext:value-type="float">
            <text:p>2991767</text:p>
          </table:table-cell>
          <table:table-cell table:style-name="ce34" office:value-type="float" office:value="2698694" calcext:value-type="float">
            <text:p>2698694</text:p>
          </table:table-cell>
          <table:table-cell table:style-name="ce34" office:value-type="float" office:value="2100818" calcext:value-type="float">
            <text:p>2100818</text:p>
          </table:table-cell>
          <table:table-cell table:style-name="ce34" office:value-type="float" office:value="956495" calcext:value-type="float">
            <text:p>956495</text:p>
          </table:table-cell>
          <table:table-cell table:style-name="ce34" office:value-type="float" office:value="1999017" calcext:value-type="float">
            <text:p>1999017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31211683" calcext:value-type="float">
            <text:p>31211683</text:p>
          </table:table-cell>
          <table:table-cell table:style-name="ce34" office:value-type="float" office:value="17858487" calcext:value-type="float">
            <text:p>17858487</text:p>
          </table:table-cell>
          <table:table-cell table:style-name="ce34" office:value-type="float" office:value="8594483" calcext:value-type="float">
            <text:p>8594483</text:p>
          </table:table-cell>
          <table:table-cell table:style-name="ce34" office:value-type="float" office:value="6613796" calcext:value-type="float">
            <text:p>6613796</text:p>
          </table:table-cell>
          <table:table-cell table:style-name="ce34" office:value-type="float" office:value="6418694" calcext:value-type="float">
            <text:p>6418694</text:p>
          </table:table-cell>
          <table:table-cell table:style-name="ce34" office:value-type="float" office:value="4117273" calcext:value-type="float">
            <text:p>4117273</text:p>
          </table:table-cell>
          <table:table-cell table:style-name="ce34" office:value-type="float" office:value="2747146" calcext:value-type="float">
            <text:p>2747146</text:p>
          </table:table-cell>
          <table:table-cell table:style-name="ce34" office:value-type="float" office:value="1568273" calcext:value-type="float">
            <text:p>1568273</text:p>
          </table:table-cell>
          <table:table-cell table:style-name="ce34" office:value-type="float" office:value="4388329" calcext:value-type="float">
            <text:p>4388329</text:p>
          </table:table-cell>
          <table:table-cell table:style-name="ce34" office:value-type="float" office:value="1893957" calcext:value-type="float">
            <text:p>1893957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31315471" calcext:value-type="float">
            <text:p>31315471</text:p>
          </table:table-cell>
          <table:table-cell table:style-name="ce34" office:value-type="float" office:value="16333042" calcext:value-type="float">
            <text:p>16333042</text:p>
          </table:table-cell>
          <table:table-cell table:style-name="ce34" office:value-type="float" office:value="11941209" calcext:value-type="float">
            <text:p>11941209</text:p>
          </table:table-cell>
          <table:table-cell table:style-name="ce34" office:value-type="float" office:value="6921092" calcext:value-type="float">
            <text:p>6921092</text:p>
          </table:table-cell>
          <table:table-cell table:style-name="ce34" office:value-type="float" office:value="4529488" calcext:value-type="float">
            <text:p>4529488</text:p>
          </table:table-cell>
          <table:table-cell table:style-name="ce34" office:value-type="float" office:value="3681891" calcext:value-type="float">
            <text:p>3681891</text:p>
          </table:table-cell>
          <table:table-cell table:style-name="ce34" office:value-type="float" office:value="2239346" calcext:value-type="float">
            <text:p>2239346</text:p>
          </table:table-cell>
          <table:table-cell table:style-name="ce34" office:value-type="float" office:value="1198198" calcext:value-type="float">
            <text:p>1198198</text:p>
          </table:table-cell>
          <table:table-cell table:style-name="ce34" office:value-type="float" office:value="1023171" calcext:value-type="float">
            <text:p>1023171</text:p>
          </table:table-cell>
          <table:table-cell table:style-name="ce34" office:value-type="float" office:value="1220957" calcext:value-type="float">
            <text:p>1220957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31763391" calcext:value-type="float">
            <text:p>31763391</text:p>
          </table:table-cell>
          <table:table-cell table:style-name="ce34" office:value-type="float" office:value="16614895" calcext:value-type="float">
            <text:p>16614895</text:p>
          </table:table-cell>
          <table:table-cell table:style-name="ce34" office:value-type="float" office:value="8519204" calcext:value-type="float">
            <text:p>8519204</text:p>
          </table:table-cell>
          <table:table-cell table:style-name="ce34" office:value-type="float" office:value="6069630" calcext:value-type="float">
            <text:p>6069630</text:p>
          </table:table-cell>
          <table:table-cell table:style-name="ce34" office:value-type="float" office:value="5862866" calcext:value-type="float">
            <text:p>5862866</text:p>
          </table:table-cell>
          <table:table-cell table:style-name="ce34" office:value-type="float" office:value="3697136" calcext:value-type="float">
            <text:p>3697136</text:p>
          </table:table-cell>
          <table:table-cell table:style-name="ce34" office:value-type="float" office:value="2700995" calcext:value-type="float">
            <text:p>2700995</text:p>
          </table:table-cell>
          <table:table-cell table:style-name="ce34" office:value-type="float" office:value="2455813" calcext:value-type="float">
            <text:p>2455813</text:p>
          </table:table-cell>
          <table:table-cell table:style-name="ce34" office:value-type="float" office:value="2311307" calcext:value-type="float">
            <text:p>2311307</text:p>
          </table:table-cell>
          <table:table-cell table:style-name="ce34" office:value-type="float" office:value="1536471" calcext:value-type="float">
            <text:p>1536471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31307195" calcext:value-type="float">
            <text:p>31307195</text:p>
          </table:table-cell>
          <table:table-cell table:style-name="ce34" office:value-type="float" office:value="16382712" calcext:value-type="float">
            <text:p>16382712</text:p>
          </table:table-cell>
          <table:table-cell table:style-name="ce34" office:value-type="float" office:value="8814066" calcext:value-type="float">
            <text:p>8814066</text:p>
          </table:table-cell>
          <table:table-cell table:style-name="ce34" office:value-type="float" office:value="6774523" calcext:value-type="float">
            <text:p>6774523</text:p>
          </table:table-cell>
          <table:table-cell table:style-name="ce34" office:value-type="float" office:value="4926165" calcext:value-type="float">
            <text:p>4926165</text:p>
          </table:table-cell>
          <table:table-cell table:style-name="ce34" office:value-type="float" office:value="4080588" calcext:value-type="float">
            <text:p>4080588</text:p>
          </table:table-cell>
          <table:table-cell table:style-name="ce34" office:value-type="float" office:value="2457923" calcext:value-type="float">
            <text:p>2457923</text:p>
          </table:table-cell>
          <table:table-cell table:style-name="ce34" office:value-type="float" office:value="1330120" calcext:value-type="float">
            <text:p>1330120</text:p>
          </table:table-cell>
          <table:table-cell table:style-name="ce34" office:value-type="float" office:value="1050101" calcext:value-type="float">
            <text:p>1050101</text:p>
          </table:table-cell>
          <table:table-cell table:style-name="ce34" office:value-type="float" office:value="1657029" calcext:value-type="float">
            <text:p>1657029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4" office:value-type="float" office:value="31788589" calcext:value-type="float">
            <text:p>31788589</text:p>
          </table:table-cell>
          <table:table-cell table:style-name="ce34" office:value-type="float" office:value="16315945" calcext:value-type="float">
            <text:p>16315945</text:p>
          </table:table-cell>
          <table:table-cell table:style-name="ce34" office:value-type="float" office:value="8663002" calcext:value-type="float">
            <text:p>8663002</text:p>
          </table:table-cell>
          <table:table-cell table:style-name="ce34" office:value-type="float" office:value="6099508" calcext:value-type="float">
            <text:p>6099508</text:p>
          </table:table-cell>
          <table:table-cell table:style-name="ce34" office:value-type="float" office:value="3475607" calcext:value-type="float">
            <text:p>3475607</text:p>
          </table:table-cell>
          <table:table-cell table:style-name="ce34" office:value-type="float" office:value="3246600" calcext:value-type="float">
            <text:p>3246600</text:p>
          </table:table-cell>
          <table:table-cell table:style-name="ce34" office:value-type="float" office:value="2621638" calcext:value-type="float">
            <text:p>2621638</text:p>
          </table:table-cell>
          <table:table-cell table:style-name="ce34" office:value-type="float" office:value="1429445" calcext:value-type="float">
            <text:p>1429445</text:p>
          </table:table-cell>
          <table:table-cell table:style-name="ce34" office:value-type="float" office:value="1910523" calcext:value-type="float">
            <text:p>1910523</text:p>
          </table:table-cell>
          <table:table-cell table:style-name="ce34" office:value-type="float" office:value="1037911" calcext:value-type="float">
            <text:p>1037911</text:p>
          </table:table-cell>
          <table:table-cell table:number-columns-repeated="1013"/>
        </table:table-row>
        <table:table-row table:style-name="ro1">
          <table:covered-table-cell table:style-name="ce27"/>
          <table:table-cell table:style-name="ce34" office:value-type="float" office:value="31929291" calcext:value-type="float">
            <text:p>31929291</text:p>
          </table:table-cell>
          <table:table-cell table:style-name="ce34" office:value-type="float" office:value="16236911" calcext:value-type="float">
            <text:p>16236911</text:p>
          </table:table-cell>
          <table:table-cell table:style-name="ce34" office:value-type="float" office:value="8737841" calcext:value-type="float">
            <text:p>8737841</text:p>
          </table:table-cell>
          <table:table-cell table:style-name="ce34" office:value-type="float" office:value="6133275" calcext:value-type="float">
            <text:p>6133275</text:p>
          </table:table-cell>
          <table:table-cell table:style-name="ce34" office:value-type="float" office:value="4215904" calcext:value-type="float">
            <text:p>4215904</text:p>
          </table:table-cell>
          <table:table-cell table:style-name="ce34" office:value-type="float" office:value="3484239" calcext:value-type="float">
            <text:p>3484239</text:p>
          </table:table-cell>
          <table:table-cell table:style-name="ce34" office:value-type="float" office:value="2318809" calcext:value-type="float">
            <text:p>2318809</text:p>
          </table:table-cell>
          <table:table-cell table:style-name="ce34" office:value-type="float" office:value="1862828" calcext:value-type="float">
            <text:p>1862828</text:p>
          </table:table-cell>
          <table:table-cell table:style-name="ce34" office:value-type="float" office:value="981382" calcext:value-type="float">
            <text:p>981382</text:p>
          </table:table-cell>
          <table:table-cell table:style-name="ce34" office:value-type="float" office:value="2663251" calcext:value-type="float">
            <text:p>2663251</text:p>
          </table:table-cell>
          <table:table-cell table:number-columns-repeated="1013"/>
        </table:table-row>
        <table:table-row table:style-name="ro1">
          <table:table-cell table:style-name="ce28"/>
          <table:table-cell table:number-columns-repeated="1023"/>
        </table:table-row>
        <table:table-row table:style-name="ro6">
          <table:table-cell table:style-name="ce5" office:value-type="string" calcext:value-type="string">
            <text:p>Average time taken (Miscellaneous Activities)</text:p>
          </table:table-cell>
          <table:table-cell table:style-name="ce34" table:formula="of:=AVERAGE([.B35:.B44])" office:value-type="float" office:value="31899344.3" calcext:value-type="float">
            <text:p>31899344.3</text:p>
          </table:table-cell>
          <table:table-cell table:style-name="ce34" table:formula="of:=AVERAGE([.C35:.C44])" office:value-type="float" office:value="17375163.8" calcext:value-type="float">
            <text:p>17375163.8</text:p>
          </table:table-cell>
          <table:table-cell table:style-name="ce34" table:formula="of:=AVERAGE([.D35:.D44])" office:value-type="float" office:value="9667409.4" calcext:value-type="float">
            <text:p>9667409.4</text:p>
          </table:table-cell>
          <table:table-cell table:style-name="ce34" table:formula="of:=AVERAGE([.E35:.E44])" office:value-type="float" office:value="6428596.9" calcext:value-type="float">
            <text:p>6428596.9</text:p>
          </table:table-cell>
          <table:table-cell table:style-name="ce34" table:formula="of:=AVERAGE([.F35:.F44])" office:value-type="float" office:value="5151954.5" calcext:value-type="float">
            <text:p>5151954.5</text:p>
          </table:table-cell>
          <table:table-cell table:style-name="ce34" table:formula="of:=AVERAGE([.G35:.G44])" office:value-type="float" office:value="3604817.7" calcext:value-type="float">
            <text:p>3604817.7</text:p>
          </table:table-cell>
          <table:table-cell table:style-name="ce34" table:formula="of:=AVERAGE([.H35:.H44])" office:value-type="float" office:value="2434795.4" calcext:value-type="float">
            <text:p>2434795.4</text:p>
          </table:table-cell>
          <table:table-cell table:style-name="ce34" table:formula="of:=AVERAGE([.I35:.I44])" office:value-type="float" office:value="1667300.3" calcext:value-type="float">
            <text:p>1667300.3</text:p>
          </table:table-cell>
          <table:table-cell table:style-name="ce34" table:formula="of:=AVERAGE([.J35:.J44])" office:value-type="float" office:value="1635907.3" calcext:value-type="float">
            <text:p>1635907.3</text:p>
          </table:table-cell>
          <table:table-cell table:style-name="ce34" table:formula="of:=AVERAGE([.K35:.K44])" office:value-type="float" office:value="1588285.5" calcext:value-type="float">
            <text:p>1588285.5</text:p>
          </table:table-cell>
          <table:table-cell table:number-columns-repeated="53"/>
          <table:table-cell table:style-name="ce37" table:number-columns-repeated="960"/>
        </table:table-row>
        <table:table-row table:style-name="ro1">
          <table:table-cell table:style-name="ce28"/>
          <table:table-cell table:number-columns-repeated="1023"/>
        </table:table-row>
        <table:table-row table:style-name="ro7">
          <table:table-cell table:style-name="ce6" office:value-type="string" calcext:value-type="string">
            <text:p>Time Taken for just encryption (Braided)</text:p>
          </table:table-cell>
          <table:table-cell table:style-name="ce35" table:formula="of:=SUM([.B12];-[.B46])" office:value-type="float" office:value="124263458" calcext:value-type="float">
            <text:p>124263458</text:p>
          </table:table-cell>
          <table:table-cell table:style-name="ce35" table:formula="of:=SUM([.C12];-[.C46])" office:value-type="float" office:value="95418683.6" calcext:value-type="float">
            <text:p>95418683.6</text:p>
          </table:table-cell>
          <table:table-cell table:style-name="ce35" table:formula="of:=SUM([.D12];-[.D46])" office:value-type="float" office:value="77428383" calcext:value-type="float">
            <text:p>77428383</text:p>
          </table:table-cell>
          <table:table-cell table:style-name="ce35" table:formula="of:=SUM([.E12];-[.E46])" office:value-type="float" office:value="57025417.5" calcext:value-type="float">
            <text:p>57025417.5</text:p>
          </table:table-cell>
          <table:table-cell table:style-name="ce35" table:formula="of:=SUM([.F12];-[.F46])" office:value-type="float" office:value="32709282.1" calcext:value-type="float">
            <text:p>32709282.1</text:p>
          </table:table-cell>
          <table:table-cell table:style-name="ce35" table:formula="of:=SUM([.G12];-[.G46])" office:value-type="float" office:value="20144283.5" calcext:value-type="float">
            <text:p>20144283.5</text:p>
          </table:table-cell>
          <table:table-cell table:style-name="ce35" table:formula="of:=SUM([.H12];-[.H46])" office:value-type="float" office:value="15051914.8" calcext:value-type="float">
            <text:p>15051914.8</text:p>
          </table:table-cell>
          <table:table-cell table:style-name="ce35" table:formula="of:=SUM([.I12];-[.I46])" office:value-type="float" office:value="8122905.4" calcext:value-type="float">
            <text:p>8122905.4</text:p>
          </table:table-cell>
          <table:table-cell table:style-name="ce35" table:formula="of:=SUM([.J12];-[.J46])" office:value-type="float" office:value="4529164" calcext:value-type="float">
            <text:p>4529164</text:p>
          </table:table-cell>
          <table:table-cell table:style-name="ce35" table:formula="of:=SUM([.K12];-[.K46])" office:value-type="float" office:value="2179915.2" calcext:value-type="float">
            <text:p>2179915.2</text:p>
          </table:table-cell>
          <table:table-cell table:style-name="ce36" table:number-columns-repeated="1013"/>
        </table:table-row>
        <table:table-row table:style-name="ro7">
          <table:table-cell table:style-name="ce6" office:value-type="string" calcext:value-type="string">
            <text:p>Time Taken for just encryption (3DES)</text:p>
          </table:table-cell>
          <table:table-cell table:style-name="ce35" table:formula="of:=SUM([.B27];-[.B46])" office:value-type="float" office:value="129128879.5" calcext:value-type="float">
            <text:p>129128879.5</text:p>
          </table:table-cell>
          <table:table-cell table:style-name="ce35" table:formula="of:=SUM([.C27];-[.C46])" office:value-type="float" office:value="100126343.6" calcext:value-type="float">
            <text:p>100126343.6</text:p>
          </table:table-cell>
          <table:table-cell table:style-name="ce35" table:formula="of:=SUM([.D27];-[.D46])" office:value-type="float" office:value="82860323.8" calcext:value-type="float">
            <text:p>82860323.8</text:p>
          </table:table-cell>
          <table:table-cell table:style-name="ce35" table:formula="of:=SUM([.E27];-[.E46])" office:value-type="float" office:value="59353998.8" calcext:value-type="float">
            <text:p>59353998.8</text:p>
          </table:table-cell>
          <table:table-cell table:style-name="ce35" table:formula="of:=SUM([.F27];-[.F46])" office:value-type="float" office:value="34985822.2" calcext:value-type="float">
            <text:p>34985822.2</text:p>
          </table:table-cell>
          <table:table-cell table:style-name="ce35" table:formula="of:=SUM([.G27];-[.G46])" office:value-type="float" office:value="26661225.2" calcext:value-type="float">
            <text:p>26661225.2</text:p>
          </table:table-cell>
          <table:table-cell table:style-name="ce35" table:formula="of:=SUM([.H27];-[.H46])" office:value-type="float" office:value="16595882.5" calcext:value-type="float">
            <text:p>16595882.5</text:p>
          </table:table-cell>
          <table:table-cell table:style-name="ce35" table:formula="of:=SUM([.I27];-[.I46])" office:value-type="float" office:value="9148091.8" calcext:value-type="float">
            <text:p>9148091.8</text:p>
          </table:table-cell>
          <table:table-cell table:style-name="ce35" table:formula="of:=SUM([.J27];-[.J46])" office:value-type="float" office:value="4625476.1" calcext:value-type="float">
            <text:p>4625476.1</text:p>
          </table:table-cell>
          <table:table-cell table:style-name="ce35" table:formula="of:=SUM([.K27];-[.K46])" office:value-type="float" office:value="2456493.4" calcext:value-type="float">
            <text:p>2456493.4</text:p>
          </table:table-cell>
          <table:table-cell table:style-name="ce36" table:number-columns-repeated="1013"/>
        </table:table-row>
        <table:table-row table:style-name="ro1" table:number-rows-repeated="3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scale-to="59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22:46:49.345598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20:30:24.851426500</meta:creation-date>
    <dc:date>2021-05-25T23:05:58.871047995</dc:date>
    <meta:editing-duration>PT20M15S</meta:editing-duration>
    <meta:editing-cycles>5</meta:editing-cycles>
    <meta:generator>LibreOffice/6.4.7.2$Linux_X86_64 LibreOffice_project/40$Build-2</meta:generator>
    <meta:document-statistic meta:table-count="1" meta:cell-count="39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68cm" svg:height="13.66cm" xlink:href=".." xlink:type="simple" chart:class="chart:line" chart:style-name="ch1">
        <chart:title svg:x="9.531cm" svg:y="0.409cm" chart:style-name="ch2">
          <text:p>Time Taken for Encryption</text:p>
        </chart:title>
        <chart:legend chart:legend-position="end" svg:x="16.227cm" svg:y="0.094cm" style:legend-expansion="custom" chartooo:width="8.06cm" chartooo:height="1.412cm" style:legend-expansion-aspect-ratio="5.70821529745043" chart:style-name="ch3"/>
        <chart:plot-area chart:style-name="ch4" table:cell-range-address="Sheet1.B31:Sheet1.K31 Sheet1.A12:Sheet1.K12 Sheet1.A46:Sheet1.K46 Sheet1.A27:Sheet1.K27" chart:data-source-has-labels="both" svg:x="1.277cm" svg:y="1.333cm" svg:width="22.763cm" svg:height="11.256cm">
          <chartooo:coordinate-region svg:x="3.195cm" svg:y="1.532cm" svg:width="20.565cm" svg:height="10.41cm"/>
          <chart:axis chart:dimension="x" chart:name="primary-x" chart:style-name="ch5" chartooo:axis-type="auto">
            <chartooo:date-scale/>
            <chart:title svg:x="10.775cm" svg:y="12.862cm" chart:style-name="ch6">
              <text:p>Number of Bits Encrypted</text:p>
            </chart:title>
            <chart:categories table:cell-range-address="Sheet1.B31:Sheet1.K31"/>
          </chart:axis>
          <chart:axis chart:dimension="y" chart:name="primary-y" chart:style-name="ch5">
            <chart:title svg:x="0.228cm" svg:y="8.182cm" chart:style-name="ch7">
              <text:p>Time Taken (ns)</text:p>
            </chart:title>
            <chart:grid chart:style-name="ch8" chart:class="major"/>
          </chart:axis>
          <chart:series chart:style-name="ch9" chart:values-cell-range-address="Sheet1.B12:Sheet1.K12" chart:label-cell-address="Sheet1.A12:Sheet1.A12" chart:class="chart:line">
            <chart:data-point chart:repeated="10"/>
          </chart:series>
          <chart:series chart:style-name="ch10" chart:values-cell-range-address="Sheet1.B46:Sheet1.K46" chart:label-cell-address="Sheet1.A46:Sheet1.A46" chart:class="chart:line">
            <chart:data-point chart:repeated="10"/>
          </chart:series>
          <chart:series chart:style-name="ch11" chart:values-cell-range-address="Sheet1.B27:Sheet1.K27" chart:label-cell-address="Sheet1.A27:Sheet1.A2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65536">
                <text:p>65536</text:p>
                <draw:g>
                  <svg:desc>Sheet1.B31:Sheet1.K31</svg:desc>
                </draw:g>
              </table:table-cell>
              <table:table-cell office:value-type="float" office:value="32768">
                <text:p>32768</text:p>
              </table:table-cell>
              <table:table-cell office:value-type="float" office:value="16384">
                <text:p>16384</text:p>
              </table:table-cell>
              <table:table-cell office:value-type="float" office:value="8192">
                <text:p>8192</text:p>
              </table:table-cell>
              <table:table-cell office:value-type="float" office:value="4096">
                <text:p>4096</text:p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Average time taken (Braided)</text:p>
                <draw:g>
                  <svg:desc>Sheet1.A12:Sheet1.A12</svg:desc>
                </draw:g>
              </table:table-cell>
              <table:table-cell office:value-type="float" office:value="156162802.3">
                <text:p>156162802.3</text:p>
                <draw:g>
                  <svg:desc>Sheet1.B12:Sheet1.K12</svg:desc>
                </draw:g>
              </table:table-cell>
              <table:table-cell office:value-type="float" office:value="112793847.4">
                <text:p>112793847.4</text:p>
              </table:table-cell>
              <table:table-cell office:value-type="float" office:value="87095792.4">
                <text:p>87095792.4</text:p>
              </table:table-cell>
              <table:table-cell office:value-type="float" office:value="63454014.4">
                <text:p>63454014.4</text:p>
              </table:table-cell>
              <table:table-cell office:value-type="float" office:value="37861236.6">
                <text:p>37861236.6</text:p>
              </table:table-cell>
              <table:table-cell office:value-type="float" office:value="23749101.2">
                <text:p>23749101.2</text:p>
              </table:table-cell>
              <table:table-cell office:value-type="float" office:value="17486710.2">
                <text:p>17486710.2</text:p>
              </table:table-cell>
              <table:table-cell office:value-type="float" office:value="9790205.7">
                <text:p>9790205.7</text:p>
              </table:table-cell>
              <table:table-cell office:value-type="float" office:value="6165071.3">
                <text:p>6165071.3</text:p>
              </table:table-cell>
              <table:table-cell office:value-type="float" office:value="3768200.7">
                <text:p>3768200.7</text:p>
              </table:table-cell>
            </table:table-row>
            <table:table-row>
              <table:table-cell office:value-type="string">
                <text:p>Average time taken (Miscellaneous Activities)</text:p>
                <draw:g>
                  <svg:desc>Sheet1.A46:Sheet1.A46</svg:desc>
                </draw:g>
              </table:table-cell>
              <table:table-cell office:value-type="float" office:value="31899344.3">
                <text:p>31899344.3</text:p>
                <draw:g>
                  <svg:desc>Sheet1.B46:Sheet1.K46</svg:desc>
                </draw:g>
              </table:table-cell>
              <table:table-cell office:value-type="float" office:value="17375163.8">
                <text:p>17375163.8</text:p>
              </table:table-cell>
              <table:table-cell office:value-type="float" office:value="9667409.4">
                <text:p>9667409.4</text:p>
              </table:table-cell>
              <table:table-cell office:value-type="float" office:value="6428596.9">
                <text:p>6428596.9</text:p>
              </table:table-cell>
              <table:table-cell office:value-type="float" office:value="5151954.5">
                <text:p>5151954.5</text:p>
              </table:table-cell>
              <table:table-cell office:value-type="float" office:value="3604817.7">
                <text:p>3604817.7</text:p>
              </table:table-cell>
              <table:table-cell office:value-type="float" office:value="2434795.4">
                <text:p>2434795.4</text:p>
              </table:table-cell>
              <table:table-cell office:value-type="float" office:value="1667300.3">
                <text:p>1667300.3</text:p>
              </table:table-cell>
              <table:table-cell office:value-type="float" office:value="1635907.3">
                <text:p>1635907.3</text:p>
              </table:table-cell>
              <table:table-cell office:value-type="float" office:value="1588285.5">
                <text:p>1588285.5</text:p>
              </table:table-cell>
            </table:table-row>
            <table:table-row>
              <table:table-cell office:value-type="string">
                <text:p>Average time taken (3DES)</text:p>
                <draw:g>
                  <svg:desc>Sheet1.A27:Sheet1.A27</svg:desc>
                </draw:g>
              </table:table-cell>
              <table:table-cell office:value-type="float" office:value="161028223.8">
                <text:p>161028223.8</text:p>
                <draw:g>
                  <svg:desc>Sheet1.B27:Sheet1.K27</svg:desc>
                </draw:g>
              </table:table-cell>
              <table:table-cell office:value-type="float" office:value="117501507.4">
                <text:p>117501507.4</text:p>
              </table:table-cell>
              <table:table-cell office:value-type="float" office:value="92527733.2">
                <text:p>92527733.2</text:p>
              </table:table-cell>
              <table:table-cell office:value-type="float" office:value="65782595.7">
                <text:p>65782595.7</text:p>
              </table:table-cell>
              <table:table-cell office:value-type="float" office:value="40137776.7">
                <text:p>40137776.7</text:p>
              </table:table-cell>
              <table:table-cell office:value-type="float" office:value="30266042.9">
                <text:p>30266042.9</text:p>
              </table:table-cell>
              <table:table-cell office:value-type="float" office:value="19030677.9">
                <text:p>19030677.9</text:p>
              </table:table-cell>
              <table:table-cell office:value-type="float" office:value="10815392.1">
                <text:p>10815392.1</text:p>
              </table:table-cell>
              <table:table-cell office:value-type="float" office:value="6261383.4">
                <text:p>6261383.4</text:p>
              </table:table-cell>
              <table:table-cell office:value-type="float" office:value="4044778.9">
                <text:p>4044778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44cm" svg:height="11.244cm" xlink:href=".." xlink:type="simple" chart:class="chart:line" chart:row-mapping="0" chart:style-name="ch1">
        <chart:title svg:x="8.677cm" svg:y="0.36cm" chart:style-name="ch2">
          <text:p>ΔTime = time(braided) – time(3DES)</text:p>
        </chart:title>
        <chart:plot-area chart:style-name="ch3" table:cell-range-address="Sheet1.B31:Sheet1.K31 Sheet1.B29:Sheet1.K29" chart:data-source-has-labels="row" svg:x="1.473cm" svg:y="1.292cm" svg:width="22.869cm" svg:height="8.906cm">
          <chartooo:coordinate-region svg:x="3.02cm" svg:y="1.491cm" svg:width="21.042cm" svg:height="8.06cm"/>
          <chart:axis chart:dimension="x" chart:name="primary-x" chart:style-name="ch4" chartooo:axis-type="auto">
            <chartooo:date-scale/>
            <chart:title svg:x="11.051cm" svg:y="10.422cm" chart:style-name="ch5">
              <text:p>Number of bits encrypted</text:p>
            </chart:title>
            <chart:categories table:cell-range-address="Sheet1.B31:Sheet1.K31"/>
          </chart:axis>
          <chart:axis chart:dimension="y" chart:name="primary-y" chart:style-name="ch4">
            <chart:title svg:x="0.419cm" svg:y="6.265cm" chart:style-name="ch6">
              <text:p>ΔTime</text:p>
            </chart:title>
            <chart:grid chart:style-name="ch7" chart:class="major"/>
          </chart:axis>
          <chart:series chart:style-name="ch8" chart:values-cell-range-address="Sheet1.B29:Sheet1.K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65536">
                <text:p>65536</text:p>
                <draw:g>
                  <svg:desc>Sheet1.B31:Sheet1.K31</svg:desc>
                </draw:g>
              </table:table-cell>
              <table:table-cell office:value-type="float" office:value="32768">
                <text:p>32768</text:p>
              </table:table-cell>
              <table:table-cell office:value-type="float" office:value="16384">
                <text:p>16384</text:p>
              </table:table-cell>
              <table:table-cell office:value-type="float" office:value="8192">
                <text:p>8192</text:p>
              </table:table-cell>
              <table:table-cell office:value-type="float" office:value="4096">
                <text:p>4096</text:p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4865421.5">
                <text:p>4865421.5</text:p>
                <draw:g>
                  <svg:desc>Sheet1.B29:Sheet1.K29</svg:desc>
                </draw:g>
              </table:table-cell>
              <table:table-cell office:value-type="float" office:value="4707660">
                <text:p>4707660</text:p>
              </table:table-cell>
              <table:table-cell office:value-type="float" office:value="5431940.8">
                <text:p>5431940.8</text:p>
              </table:table-cell>
              <table:table-cell office:value-type="float" office:value="2328581.3">
                <text:p>2328581.3</text:p>
              </table:table-cell>
              <table:table-cell office:value-type="float" office:value="2276540.1">
                <text:p>2276540.1</text:p>
              </table:table-cell>
              <table:table-cell office:value-type="float" office:value="6516941.7">
                <text:p>6516941.7</text:p>
              </table:table-cell>
              <table:table-cell office:value-type="float" office:value="1543967.7">
                <text:p>1543967.7</text:p>
              </table:table-cell>
              <table:table-cell office:value-type="float" office:value="1025186.4">
                <text:p>1025186.4</text:p>
              </table:table-cell>
              <table:table-cell office:value-type="float" office:value="96312.1000000006">
                <text:p>96312.1000000006</text:p>
              </table:table-cell>
              <table:table-cell office:value-type="float" office:value="276578.2">
                <text:p>27657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9cm" svg:height="15.108cm" xlink:href=".." xlink:type="simple" chart:class="chart:line" chart:style-name="ch1">
        <chart:title svg:x="9.004cm" svg:y="0.438cm" chart:style-name="ch2">
          <text:p>Actual Time Taken for Encryption</text:p>
        </chart:title>
        <chart:legend chart:legend-position="end" svg:x="16.03cm" svg:y="0.118cm" style:legend-expansion="custom" chartooo:width="8.156cm" chartooo:height="1.048cm" style:legend-expansion-aspect-ratio="7.7824427480916" chart:style-name="ch3"/>
        <chart:plot-area chart:style-name="ch4" table:cell-range-address="Sheet1.B31:Sheet1.K31 Sheet1.A48:Sheet1.K49" chart:data-source-has-labels="both" svg:x="0.904cm" svg:y="1.231cm" svg:width="23.628cm" svg:height="13.003cm">
          <chartooo:coordinate-region svg:x="2.822cm" svg:y="1.431cm" svg:width="21.43cm" svg:height="12.156cm"/>
          <chart:axis chart:dimension="x" chart:name="primary-x" chart:style-name="ch5" chartooo:axis-type="auto">
            <chartooo:date-scale/>
            <chart:title svg:x="10.835cm" svg:y="14.536cm" chart:style-name="ch6">
              <text:p>Number of Bits Encrypted</text:p>
            </chart:title>
            <chart:categories table:cell-range-address="Sheet1.B31:Sheet1.K31"/>
          </chart:axis>
          <chart:axis chart:dimension="y" chart:name="primary-y" chart:style-name="ch5">
            <chart:title svg:x="0cm" svg:y="8.953cm" chart:style-name="ch7">
              <text:p>Time Taken (ns)</text:p>
            </chart:title>
            <chart:grid chart:style-name="ch8" chart:class="major"/>
          </chart:axis>
          <chart:series chart:style-name="ch9" chart:values-cell-range-address="Sheet1.B48:Sheet1.K48" chart:label-cell-address="Sheet1.A48:Sheet1.A48" chart:class="chart:line">
            <chart:data-point chart:repeated="10"/>
          </chart:series>
          <chart:series chart:style-name="ch10" chart:values-cell-range-address="Sheet1.B49:Sheet1.K49" chart:label-cell-address="Sheet1.A49:Sheet1.A4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65536">
                <text:p>65536</text:p>
                <draw:g>
                  <svg:desc>Sheet1.B31:Sheet1.K31</svg:desc>
                </draw:g>
              </table:table-cell>
              <table:table-cell office:value-type="float" office:value="32768">
                <text:p>32768</text:p>
              </table:table-cell>
              <table:table-cell office:value-type="float" office:value="16384">
                <text:p>16384</text:p>
              </table:table-cell>
              <table:table-cell office:value-type="float" office:value="8192">
                <text:p>8192</text:p>
              </table:table-cell>
              <table:table-cell office:value-type="float" office:value="4096">
                <text:p>4096</text:p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Time Taken for just encryption (Braided)</text:p>
                <draw:g>
                  <svg:desc>Sheet1.A48:Sheet1.A48</svg:desc>
                </draw:g>
              </table:table-cell>
              <table:table-cell office:value-type="float" office:value="124263458">
                <text:p>124263458</text:p>
                <draw:g>
                  <svg:desc>Sheet1.B48:Sheet1.K48</svg:desc>
                </draw:g>
              </table:table-cell>
              <table:table-cell office:value-type="float" office:value="95418683.6">
                <text:p>95418683.6</text:p>
              </table:table-cell>
              <table:table-cell office:value-type="float" office:value="77428383">
                <text:p>77428383</text:p>
              </table:table-cell>
              <table:table-cell office:value-type="float" office:value="57025417.5">
                <text:p>57025417.5</text:p>
              </table:table-cell>
              <table:table-cell office:value-type="float" office:value="32709282.1">
                <text:p>32709282.1</text:p>
              </table:table-cell>
              <table:table-cell office:value-type="float" office:value="20144283.5">
                <text:p>20144283.5</text:p>
              </table:table-cell>
              <table:table-cell office:value-type="float" office:value="15051914.8">
                <text:p>15051914.8</text:p>
              </table:table-cell>
              <table:table-cell office:value-type="float" office:value="8122905.4">
                <text:p>8122905.4</text:p>
              </table:table-cell>
              <table:table-cell office:value-type="float" office:value="4529164">
                <text:p>4529164</text:p>
              </table:table-cell>
              <table:table-cell office:value-type="float" office:value="2179915.2">
                <text:p>2179915.2</text:p>
              </table:table-cell>
            </table:table-row>
            <table:table-row>
              <table:table-cell office:value-type="string">
                <text:p>Time Taken for just encryption (3DES)</text:p>
                <draw:g>
                  <svg:desc>Sheet1.A49:Sheet1.A49</svg:desc>
                </draw:g>
              </table:table-cell>
              <table:table-cell office:value-type="float" office:value="129128879.5">
                <text:p>129128879.5</text:p>
                <draw:g>
                  <svg:desc>Sheet1.B49:Sheet1.K49</svg:desc>
                </draw:g>
              </table:table-cell>
              <table:table-cell office:value-type="float" office:value="100126343.6">
                <text:p>100126343.6</text:p>
              </table:table-cell>
              <table:table-cell office:value-type="float" office:value="82860323.8">
                <text:p>82860323.8</text:p>
              </table:table-cell>
              <table:table-cell office:value-type="float" office:value="59353998.8">
                <text:p>59353998.8</text:p>
              </table:table-cell>
              <table:table-cell office:value-type="float" office:value="34985822.2">
                <text:p>34985822.2</text:p>
              </table:table-cell>
              <table:table-cell office:value-type="float" office:value="26661225.2">
                <text:p>26661225.2</text:p>
              </table:table-cell>
              <table:table-cell office:value-type="float" office:value="16595882.5">
                <text:p>16595882.5</text:p>
              </table:table-cell>
              <table:table-cell office:value-type="float" office:value="9148091.8">
                <text:p>9148091.8</text:p>
              </table:table-cell>
              <table:table-cell office:value-type="float" office:value="4625476.1">
                <text:p>4625476.1</text:p>
              </table:table-cell>
              <table:table-cell office:value-type="float" office:value="2456493.4">
                <text:p>2456493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